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226cm" fo:min-width="2.04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textarea-horizontal-align="justify" draw:textarea-vertical-align="middle" draw:auto-grow-height="false" fo:min-height="2.58cm" fo:min-width="2.4cm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stroke="none" svg:stroke-color="#000000" draw:fill="none" draw:fill-color="#ffffff" fo:min-height="0.95cm"/>
    </style:style>
    <style:style style:name="gr7" style:family="graphic" style:parent-style-name="standard">
      <style:graphic-properties draw:textarea-horizontal-align="justify" draw:textarea-vertical-align="middle" draw:auto-grow-height="false" fo:min-height="3.216cm" fo:min-width="2.966cm"/>
    </style:style>
    <style:style style:name="gr8" style:family="graphic" style:parent-style-name="standard">
      <style:graphic-properties draw:textarea-horizontal-align="justify" draw:textarea-vertical-align="middle" draw:auto-grow-height="false" fo:min-height="3.922cm" fo:min-width="4.026cm"/>
    </style:style>
    <style:style style:name="gr9" style:family="graphic" style:parent-style-name="standard">
      <style:graphic-properties draw:stroke="none" svg:stroke-color="#000000" draw:fill="none" draw:fill-color="#ffffff" fo:min-height="1.95cm"/>
    </style:style>
    <style:style style:name="gr10" style:family="graphic" style:parent-style-name="standard">
      <style:graphic-properties draw:stroke="none" svg:stroke-color="#000000" draw:fill="none" draw:fill-color="#ffffff" fo:min-height="1.12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1" draw:id="id1" draw:layer="layout" svg:width="3.6cm" svg:height="3.5cm" svg:x="2.9cm" svg:y="3.5cm">
          <text:p text:style-name="P1">INICIA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1.8cm" svg:y1="1.9cm" svg:x2="3.5cm" svg:y2="4.1cm">
          <text:p/>
        </draw:line>
        <draw:connector draw:style-name="gr2" draw:text-style-name="P2" draw:layer="layout" draw:type="curve" svg:x1="4.7cm" svg:y1="3.5cm" svg:x2="5.973cm" svg:y2="4.012cm" draw:start-shape="id1" draw:start-glue-point="4" draw:end-shape="id1" draw:end-glue-point="11" svg:d="M4700 3500c0-751 1273-1007 1273 512" svg:viewBox="0 0 1274 1111">
          <text:p/>
        </draw:connector>
        <draw:frame draw:style-name="gr3" draw:text-style-name="P3" draw:layer="layout" svg:width="5cm" svg:height="1.673cm" svg:x="3.8cm" svg:y="2cm">
          <draw:text-box>
            <text:p>JOGAR = ‘0’</text:p>
          </draw:text-box>
        </draw:frame>
        <draw:custom-shape draw:style-name="gr4" draw:text-style-name="P1" xml:id="id2" draw:id="id2" draw:layer="layout" svg:width="4.1cm" svg:height="4cm" svg:x="10.5cm" svg:y="5.3cm">
          <text:p text:style-name="P1">LIGAD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6.5cm" svg:y1="5.25cm" svg:x2="10.5cm" svg:y2="7.3cm" draw:start-shape="id1" draw:start-glue-point="10" draw:end-shape="id2" svg:d="M6500 5250c3001 0 1002 2050 4000 2050" svg:viewBox="0 0 4001 2051">
          <text:p/>
        </draw:connector>
        <draw:frame draw:style-name="gr5" draw:text-style-name="P3" draw:layer="layout" svg:width="4.9cm" svg:height="0.962cm" svg:x="6.9cm" svg:y="4.338cm">
          <draw:text-box>
            <text:p>JOGAR = ‘1’</text:p>
          </draw:text-box>
        </draw:frame>
        <draw:connector draw:style-name="gr2" draw:text-style-name="P2" draw:layer="layout" draw:type="curve" svg:x1="12.55cm" svg:y1="5.3cm" svg:x2="14.6cm" svg:y2="7.3cm" draw:start-shape="id2" draw:start-glue-point="4" draw:end-shape="id2" draw:end-glue-point="10" svg:d="M12550 5300c0-751 1276-627 1977 61s826 1939 73 1939" svg:viewBox="0 0 2562 2512">
          <text:p/>
        </draw:connector>
        <draw:frame draw:style-name="gr6" draw:text-style-name="P3" draw:layer="layout" svg:width="5.4cm" svg:height="1.2cm" svg:x="13.9cm" svg:y="4.4cm">
          <draw:text-box>
            <text:p>TEMPO &lt; 3s</text:p>
          </draw:text-box>
        </draw:frame>
        <draw:custom-shape draw:style-name="gr7" draw:text-style-name="P1" xml:id="id3" draw:id="id3" draw:layer="layout" svg:width="4.9cm" svg:height="4.9cm" svg:x="3cm" svg:y="12.9cm">
          <text:p text:style-name="P1">REAÇÃO</text:p>
          <text:p text:style-name="P1">PULSO = ‘1’</text:p>
          <text:p text:style-name="P1">ESTIMULO = ‘1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xml:id="id4" draw:id="id4" draw:layer="layout" svg:width="6.4cm" svg:height="5.9cm" svg:x="12.1cm" svg:y="13cm">
          <text:p text:style-name="P1">INVÁLIDO</text:p>
          <text:p text:style-name="P1">ERRO = ‘1’</text:p>
          <text:p text:style-name="P1">DISPLAYS = ‘9999’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svg:x1="11.1cm" svg:y1="8.715cm" svg:x2="7.9cm" svg:y2="15.35cm" draw:start-shape="id2" draw:start-glue-point="7" draw:end-shape="id3" draw:end-glue-point="10" svg:d="M11100 8715c0 4424-1066 6635-3200 6635" svg:viewBox="0 0 3201 6636">
          <text:p/>
        </draw:connector>
        <draw:connector draw:style-name="gr2" draw:text-style-name="P2" draw:layer="layout" draw:type="curve" svg:x1="14cm" svg:y1="8.715cm" svg:x2="15.3cm" svg:y2="13cm" draw:start-shape="id2" draw:start-glue-point="9" draw:end-shape="id4" draw:end-glue-point="4" svg:d="M14000 8715c0 3654 1300 1512 1300 4285" svg:viewBox="0 0 1301 4286">
          <text:p/>
        </draw:connector>
        <draw:frame draw:style-name="gr6" draw:text-style-name="P3" draw:layer="layout" svg:width="4.6cm" svg:height="1.2cm" svg:x="6.7cm" svg:y="11.2cm">
          <draw:text-box>
            <text:p>TEMPO = 3s</text:p>
          </draw:text-box>
        </draw:frame>
        <draw:frame draw:style-name="gr9" draw:text-style-name="P3" draw:layer="layout" svg:width="5.3cm" svg:height="2.384cm" svg:x="14.4cm" svg:y="9.2cm">
          <draw:text-box>
            <text:p>TEMPO &lt; 3s</text:p>
            <text:p><text:tab/>&amp;&amp;</text:p>
            <text:p>RESPOSTA = ‘1’</text:p>
          </draw:text-box>
        </draw:frame>
        <draw:connector draw:style-name="gr2" draw:text-style-name="P2" draw:layer="layout" draw:type="curve" svg:x1="5.45cm" svg:y1="12.9cm" svg:x2="3.717cm" svg:y2="13.617cm" draw:start-shape="id3" draw:start-glue-point="4" draw:end-shape="id3" draw:end-glue-point="5" svg:d="M5450 12900c0-751-1733-1110-1733 717" svg:viewBox="0 0 1734 1331">
          <text:p/>
        </draw:connector>
        <draw:frame draw:style-name="gr10" draw:text-style-name="P3" draw:layer="layout" svg:width="5.7cm" svg:height="1.373cm" svg:x="1.515cm" svg:y="10.938cm">
          <draw:text-box>
            <text:p>RESPOSTA = ‘0’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02T11:51:33.155929028</meta:creation-date>
    <dc:date>2020-02-02T12:06:56.453054327</dc:date>
    <meta:editing-duration>PT4M53S</meta:editing-duration>
    <meta:editing-cycles>1</meta:editing-cycles>
    <meta:document-statistic meta:object-count="17"/>
    <meta:generator>LibreOffice/6.0.7.3$Linux_X86_64 LibreOffice_project/00m0$Build-3</meta:generator>
  </office:meta>
</office:document-meta>
</file>